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loext:contextual-spacing="false" fo:line-height="100%" fo:background-color="#ffffff"/>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Heading_20_1" style:master-page-name="Standard">
      <loext:graphic-properties draw:fill="solid" draw:fill-color="#ffffff"/>
      <style:paragraph-properties fo:margin-top="0in" fo:margin-bottom="0in" loext:contextual-spacing="false" fo:line-height="100%" fo:keep-together="auto" style:page-number="1" fo:background-color="#ffffff" fo:padding="0in" fo:border="none" fo:keep-with-next="auto"/>
    </style:style>
    <style:style style:name="T1" style:family="text">
      <style:text-properties fo:font-variant="small-caps" fo:color="#3d4543" fo:font-size="24pt" style:font-size-asian="24pt" style:font-size-complex="24pt"/>
    </style:style>
    <style:style style:name="T2" style:family="text">
      <style:text-properties fo:color="#3d4543" fo:font-size="12pt" style:font-size-asian="12pt" style:font-size-complex="12pt"/>
    </style:style>
    <style:style style:name="T3" style:family="text">
      <style:text-properties fo:color="#3d4543" fo:font-size="9pt" style:font-size-asian="9pt" style:font-size-complex="9pt"/>
    </style:style>
    <style:style style:name="fr1" style:family="graphic" style:parent-style-name="Graphics">
      <style:graphic-properties fo:margin-left="0.0209in" fo:margin-right="0.0209in" fo:margin-top="0.0209in" fo:margin-bottom="0.0209in"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5zb1oyy1mjon"/><text:span text:style-name="T1">The Tribe Of Ephraim In The Bible</text:span></text:p>
      <text:p text:style-name="P1"><draw:frame draw:style-name="fr1" draw:name="image1.png" text:anchor-type="as-char" svg:width="6.5in" svg:height="3.6665in" draw:z-index="0"><draw:image xlink:href="Pictures/1000020100000001000000014C77D75F6DC67A52.png" xlink:type="simple" xlink:show="embed" xlink:actuate="onLoad" loext:mime-type="image/png"/></draw:frame></text:p>
      <text:p text:style-name="P2"><text:span text:style-name="T2">Ephraim, was the second born son of Joseph. His name means “I am fruitful”. Manasseh, was the firstborn son of Joseph. His name means “made to forget”, read Genesis 41:50-52. The blessing of Joseph, went down to his two sons who were recognized as two of the tribes of Israel. Jacob, prophesied that Ephraim, would be greater than his brother Manasseh; read Genesis 48:13-20 When you see the name “Joseph”, in the scriptures after his death, it is making reference to his two sons: Ephraim first then Manasseh. These two tribes led the migration of “The Tribes of Israel” to the Americas, in approximately 536 B.C. during the Persian captivity.</text:span></text:p>
      <text:p text:style-name="P2"><text:span text:style-name="T2">Please note that the scriptures often reference Joseph which means Ephraim and Manessah. You may also notice a lot of scripture seems to only speak the name Ephraim however remember the blessing was upon Ephraim first followed by Manessah.</text:span></text:p>
      <text:p text:style-name="P2"><text:span text:style-name="T2">Genesis 48:14 And Israel stretched out his right hand, and laid it upon Ephraim’s head, who was the younger, and his left hand upon Manasseh’s head, guiding his hands wittingly; for Manasseh was the firstborn.</text:span></text:p>
      <text:p text:style-name="P2"><text:span text:style-name="T2">[15] And he blessed Joseph, and said, God, before whom my fathers Abraham and Isaac did walk, the God which fed me all my life long unto this day,</text:span></text:p>
      <text:p text:style-name="P2"><text:span text:style-name="T2">[16] The Angel which redeemed me from all evil, bless the lads; and let my name be named on them, and the name of my fathers Abraham and Isaac; and let them grow into a multitude in the midst of the earth.</text:span></text:p>
      <text:p text:style-name="P2"><text:span text:style-name="T2">[17] And when Joseph saw that his father laid his right hand upon the head of Ephraim, it displeased him: and he held up his father’s hand, to remove it from Ephraim’s head unto Manasseh’s head.</text:span></text:p>
      <text:p text:style-name="P2"><text:span text:style-name="T2">[18] And Joseph said unto his father; not so, my father: for this is the firstborn; put thy right hand upon his head.</text:span></text:p>
      <text:p text:style-name="P2"><text:span text:style-name="T2">[19] And his father refused, and said, I know it, my son, I know it: he also shall become a people, and he also shall be great: but truly his younger brother shall be greater than he, and his seed shall become a multitude of nations.</text:span></text:p>
      <text:p text:style-name="P2"><text:span text:style-name="T2">[20] And he blessed them that day, saying, in thee shall Israel bless, saying, God make Thee as Ephraim and as Manasseh: and he set Ephraim before Manasseh.</text:span></text:p>
      <text:p text:style-name="P2"><text:span text:style-name="T2">During the Middle Ages, the native Indians of Puerto Rico, called themselves Boriqua, a Hebrew word for Brave. They called their island </text:span><text:span text:style-name="T3">2 </text:span><text:span text:style-name="T2">Borinquen a Hebrew word for “Land of the Brave Lords” and some Translations say “many/abundant” A Hebrew word? Yes a Hebrew word, little do you know that the language spoken on the island of Boriquan, prior to the invasion of the Spaniards, was Hebrew. This fact will be proven later on in this segment. Where did these so- called Indians </text:span><text:span text:style-name="T3">3</text:span><text:span text:style-name="T2">(from Indios Latin word for slave) come from? Did they come thru the Bering Straits, as recorded by the white-man? No! They came from a land known as Israel, in the Middle East.</text:span></text:p>
      <text:p text:style-name="P2"><text:span text:style-name="T2">The following passage will prove the previous statement; it is found in a book titled “Yucatan Before and After the Conquest” by Friar Diego de Landa on page 8. It contains what the natives told the Spaniards, of their trip to the New World, and of what descent they were.</text:span></text:p>
      <text:p text:style-name="P2"><text:span text:style-name="T2">“Some old men of Yucatan say that they have heard from their ancestors that this country was peopled by a certain race who came from the East. Whom God delivered by opening for them twelve roads through the sea. If this is true, all the inhabitants of the Indies must be of Jewish descent…”</text:span></text:p>
      <text:p text:style-name="P2"><text:span text:style-name="T2">When they arrived to the New World, the tribes began to drop each other off beginning in South America, then moving upward to Central America, the islands of Puerto Rico, Cuba, Hispaniola and finally North America. In history books the natives of the Americas, are often called </text:span><text:span text:style-name="T3">5</text:span><text:span text:style-name="T2">Arawaks The word Arawak, means groups of indigenous peoples that migrated from South America, to Central and North America.</text:span></text:p>
      <text:p text:style-name="P2"><text:span text:style-name="T2">So how do we know that Ephraim, ended up in Puerto Rico and Manesseh in Cuba? We must examine the history of what the natives called themselves when the various Spanish explorers or priests encountered them. Keep this in mind, that all the so-called Indians spoke the same language prior to the invasion of the Spaniards. This language as was proven earlier was Hebrew That’s why they had various trade routes to exchange and sell different materials. If they could not communicate with each other, these routes would not have existed. For example the Seminole Indians and the Boriqua Indians, had close relations in trading and visited each other frequently. Even Ponce de Leon, learned of these relations in his search for the mythical “fountain of youth”; the boriqua Indians, sent him to the Seminoles in Florida. Now, lets prove that Ephraim, ended up in Puerto Rico and Manesseh in Cuba.</text:span></text:p>
      <text:p text:style-name="P2"><text:span text:style-name="T2">The following is what happened to Montezinos (a Spanish explorer), when he visited the Seminole Indians, in the mountains of Quito, prior to their migration to Florida. This passage contains what was told to him by the natives concerning their identity and the identity of their brothers located in Puerto Rico and Cuba. This information is found in “Lost Tribes and Promised Lands” by Ronald Sanders on pages 363-365</text:span></text:p>
      <text:p text:style-name="P2"><text:span text:style-name="T2">“Upon hearing her words they rose, went over to Montezinos and, to his utter astonishment, said: “Shema, Yisroel, Adonai Elohenu Adonai Ehod” (Hear; O Israel, the Lord our God, the Lord is One”). They had recited, in Hebrew the fundamental credo of Judaism. ”</text:span></text:p>
      <text:p text:style-name="P2"><text:span text:style-name="T2">“They told him that they were themselves of the tribe of Reuben, and that the tribe of Joseph lived on an island nearby ° [what’s nearby? Puerto Rico and Cuba]</text:span></text:p>
      <text:p text:style-name="P2"><text:span text:style-name="T2">“Only the sorcerers of his tribe had perceived that they were a special people, and had given warning that they should be left alone.” The God of these children of Israel is the true God, they had said, “and everything inscribed on their tablets is true. At the end of days, they will be lords of all the nations of the earth. One nation will come bringing many things to this land, and after we have all been provided for, these children of Israel will go forth from where they now are and reign over the whole earth, as they once did. ”</text:span></text:p>
      <text:p text:style-name="P2"><text:span text:style-name="T2">Genesis 49:1 “And Jacob called unto his sons, and said, Gather yourselves together, that I may tell you that which shall befall you in the last days ‘ The last days occur from the days of Christ till today. See Hebrews 1:2.</text:span></text:p>
      <text:p text:style-name="P2"><text:span text:style-name="T2">Genesis 49:22, “Joseph is a fruitful bough, even a fruitful bough by a well; whose branches run over the wall.”</text:span></text:p>
      <text:p text:style-name="P2"><text:span text:style-name="T2">The blessing of Joseph, went down to his two sons Ephraim and Manasseh. A “bough” is a tree, so when the scripture says; “even a fruitful bough by a well” it is showing us a comparison of how a tree that is planted near water is fruitful the same way the tribes of Ephraim and Manasseh, would be located near water (island) and be very fruitful. Cuba means “fruitful” and just like the name says The so-called Puerto Ricans, are fruitful by having many children and very large families as well. “Whose branches run over the wall…” the same way branches go over a wall that divides them from other trees and branches, to mix with them, is the same way the daughters of Ephraim, went over the wall of racial division to mix with the Spanish, by marrying the Spaniards. The Spanish, built a fort in Puerto Rico, encompassed by what’s called </text:span><text:span text:style-name="T3">6</text:span><text:span text:style-name="T2">“el morro” meaning “the wall” which was meant to keep other invading whites from stealing Boriqua slaves and taking Puerto Rico. The daughters of the Boricua had children from the Spanish Conquistador but what does the Most High say would happen to many of their children?</text:span></text:p>
      <text:p text:style-name="P2"><text:span text:style-name="T2">Hosea 9:11” As for Ephraim, their glory shall fly away like a bird, from the birth, and from the womb, and from the conception.</text:span></text:p>
      <text:p text:style-name="P2"><text:span text:style-name="T2">[12] Though they bring up their children, yet will I bereave them, that there shall not be a man left: yea, woe also to them when I depart from them!</text:span></text:p>
      <text:p text:style-name="P2"><text:soft-page-break/><text:span text:style-name="T2">[13] Ephraim, as I saw Tyrus, is planted in a pleasant place: but Ephraim shall bring forth his children to the murderer. [Ephraim gave their girls to marry the Spanish]</text:span></text:p>
      <text:p text:style-name="P2"><text:span text:style-name="T2">[14] Give them, O LORD: what wilt thou give? Give them a miscarrying womb and dry breasts”. Proving the boy children died at birth that’s why in verse 12 it said ‘ there shall not be a man left’ because the male carries the seed. If the male offspring survived then they would produce Edomite children and not Ephraim. The girl children survived and lived and married the Puerto Rican Indians bringing forth true ephraimite children.</text:span></text:p>
      <text:p text:style-name="P2"><text:span text:style-name="T2">Because of this racial mixing, some Puerto Ricans, are very light-skinned. The Bible prophesied about this mixing read Hosea 7:8</text:span></text:p>
      <text:p text:style-name="P2"><text:span text:style-name="T2">Hosea 7:8 “Ephraim has mixed himself among the people: Ephraim is a cake not turned.”</text:span></text:p>
      <text:p text:style-name="P2"><text:span text:style-name="T2">The people that Ephraim (Puerto Ricans), mixed himself with were the Spaniards. When the scripture says; “Ephraim is a cake not turned” means that the same way a pancake is not turned when baked, one side would be dark and the other side light, is similar to the complexion of the so-called Puerto Ricans, which range from a dark brown to a very light skinned some even appear Caucasian. But, only those whose fathers are of Boriquan descent are Israelites, if their fathers are Spaniards, then they are Spaniards. Back to Genesis.</text:span></text:p>
      <text:p text:style-name="P2"><text:span text:style-name="T2">Genesis 49:23, “The archers have sorely grieved him, and shot at him, and hated him.</text:span></text:p>
      <text:p text:style-name="P2"><text:span text:style-name="T2">The °archers” are talking about the conquistadors of Spain. They sorely grieved Ephraim, by having the Boriqua Indians work in gold mines and sugar cane fields under very hard and strenuous conditions. “And shot at him…’’ When Columbus came in 1493, he subdued Ephraim with great slaughter. Also when </text:span><text:span text:style-name="T3">8</text:span><text:span text:style-name="T2">Ponce de Leon, came in 1508, he had 6,000 Boriqua Indians, shot because they protested slave working conditions. Out of 40,000 Boriqua Indians, only 4,000 remained on the island of Puerto Rico, during this invasion. “And hated him…”The Spaniards, enslaved Ephraim and sent thousands of them to serve slavery in Spain, and Hawaii on slave ships (Deuteronomy 28:68) and stripped Puerto Rico, of it’s wealth and riches.</text:span></text:p>
      <text:p text:style-name="P2"><text:span text:style-name="T2">Genesis 49:24, “But his bow abode in strength, and the arm of his hands were made strong by the hands of the mighty God of Jacob; (from thence is the shepherd the stone of Israel;)</text:span></text:p>
      <text:p text:style-name="P2"><text:span text:style-name="T2">Joseph’s bow abode in strength because he kept the commandments. His hands were made strong when the Most High, honored Joseph, by making him second overall Egypt. “From thence is the shepherd the stone of Israel”, is referring to Christ, he is the Shepard / stone of Israel that came from the mighty god/power of Jacob.</text:span></text:p>
      <text:p text:style-name="P2"><text:span text:style-name="T2">Genesis 49:25, “Even by the God of thy father, who shall help thee (Ephraim); and by the Almighty who shall bless thee (Ephraim) with blessings of Heaven above, blessings of the deep that lieth under, blessings of the breasts and the womb.”</text:span></text:p>
      <text:p text:style-name="P2"><text:span text:style-name="T2">The “blessings of the Heaven above” is talking about the good weather on the island of Puerto Rico. “Blessings of the deep that lieth under” refers to the seas and riches on the island. Also the various exotic fish in the deep ocean. That is why the so called white-man exploits the beauty of Puerto Rico by making commercials about “Come to Puerto Rico the shining star in these commercials you see Caucasians running on the beaches and going deep sea diving, enjoying the blessings that the Heavenly Father gave Ephraim, of the heaven above and of the deep. So what did the Spanish white-man do? He killed thousands of the Boriqua Indians, stole their island, and now he goes there on vacation.</text:span></text:p>
      <text:p text:style-name="P2"><text:span text:style-name="T2">Genesis 49:25 continues, “… blessings of the breasts and the womb.”</text:span></text:p>
      <text:p text:style-name="P2"><text:span text:style-name="T2">This is referring to Ephraim, being fruitful with many children which is a beautiful blessing. So although many Boriqua Indians were killed, Ephraim’s fruitfulness kept the tribes in existence because of the Most High’s blessings.</text:span></text:p>
      <text:p text:style-name="P2"><text:span text:style-name="T2">Genesis 49:26, “The blessings of thy father have prevailed above the blessings of my progenitors unto the utmost bound of the everlasting hills: they shall be in the head of Joseph, and on the crown of him that was separated from his brethren.”</text:span></text:p>
      <text:p text:style-name="P2"><text:span text:style-name="T2">Jacob is letting Ephraim know that his father’s blessings were greater than the blessings of Abraham and Isaac while they lived, because Joseph was extremely famous and was second under Pharaoh in Egypt and owned a vast amount of lands within Egypt. Joseph, being in this position was able to support his father and the rest of his brethren and their children.</text:span></text:p>
      <text:p text:style-name="P2"><text:span text:style-name="T2">Deuteronomy 33:13 “And of Joseph he said, blessed of the Lord be his land, for the precious things of heaven, for the dew, and for the deep that coucheth beneath.”</text:span></text:p>
      <text:p text:style-name="P2"><text:span text:style-name="T2">The blessing of Joseph, went to his son Ephraim. This scripture links up to Genesis 49:25, “Even by the God of thy father, who shall help thee; and by the Almighty who shall bless thee with blessings of heaven above, blessings of the deep that lieth under, blessings of the breasts, and of the womb:”, making reference to the great climate on the island of Boriquen (Puerto Rico).</text:span></text:p>
      <text:p text:style-name="P2"><text:span text:style-name="T2">Deuteronomy 33:14 “And for the precious fruits brought forth by the sun, and for the precious things brought forth by the moon.”</text:span></text:p>
      <text:p text:style-name="P2"><text:span text:style-name="T2">The “precious fruits brought forth by sun” is talking about mangos, papayas, avocados, pineapples, coconuts, bananas and sugar cane, which are fruits the island is well known for.</text:span></text:p>
      <text:p text:style-name="P2"><text:span text:style-name="T2">The “precious things brought forth by the moon” one of those things is the “coqui” which is a small frog that can only live in Puerto Rico. The “coqui” comes out at night and makes a very distinctive whistle throughout the night.</text:span></text:p>
      <text:p text:style-name="P2"><text:span text:style-name="T2">Deuteronomy 33:15, “And for the chief things of the ancient mountains, and for the precious things of the lasting hills.”</text:span></text:p>
      <text:p text:style-name="P2"><text:span text:style-name="T2">The “chief things of the ancient mountains” is talking about the great amount of diamonds, gold and silver found in the mountains of Boriquen; which was the primary source of slave labor that the Boriqua Indians were made to serve. The “precious things of the lasting hills” is talking about the coffee beans found in the hills of the island.</text:span></text:p>
      <text:p text:style-name="P2"><text:span text:style-name="T2">Deuteronomy 33:16, “And for the precious things of the earth and fullness thereof, and for the good will of him that dwelt in the bush….”</text:span></text:p>
      <text:p text:style-name="P2"><text:span text:style-name="T2">The “good will of him that dwelt in the bush” means that it was the good will of the Lord (because the Lord spoke to Moses in the bush) that Ephraim made it to the “New World” and survived the savage attacks of the Spaniards.</text:span></text:p>
      <text:p text:style-name="P2"><text:span text:style-name="T2">Verse 16 continues, “…let the blessing come upon the head of Joseph, and upon the top of the head of him that was separated from his brethren.”</text:span></text:p>
      <text:p text:style-name="P2"><text:span text:style-name="T2">This is referring to the blessings that Joseph got when he was sold by his brothers and ended up in Egypt.</text:span></text:p>
      <text:p text:style-name="P2"><text:soft-page-break/><text:span text:style-name="T2">Deuteronomy 33:17 “His glory is like the firstling of his bullock and his horns are like the horns of unicorns: with them he shall push the people together to the ends of the earth: and they are the ten thousands of Ephraim, and they are the thousands of Manasseh.”</text:span></text:p>
      <text:p text:style-name="P2"><text:span text:style-name="T2">Deuteronomy 33:17: “His glory is like the firstling of a bullock, and his horns are like the horns of unicorns..</text:span></text:p>
      <text:p text:style-name="P2"><text:span text:style-name="T2">“His glory is like the firstling of a bullock”, means all firstborn males are chosen by the Most High to be his, his horns refers to the leaders of Ephraim and Manessah. The Lord used the leaders of Ephraim and Manessah to push/guide the 10 tribes of Israel to the ends of the earth meaning the other side of the world-Arsareth / the Americas. Read 2 Esdras 13:40-45.</text:span></text:p>
      <text:p text:style-name="P2"><text:span text:style-name="T2">Hosea 11:10 “They shall walk after the LORD: he shall roar like a lion: when he shall roar, then the children shall tremble from the west.” (western hemisphere)</text:span></text:p>
      <text:p text:style-name="P2"><text:span text:style-name="T2">Hosea 4:17, “Ephraim is joined to idols; let him alone.”</text:span></text:p>
      <text:p text:style-name="P2"><text:span text:style-name="T2">The bible prophesied how the so-called Puerto Ricans &amp; Cubans (Ephraim &amp; Manessah) would have many idols. The false white images of Christ (Caesar Borgia), Mary and Lazarus are the main idols that they are joined to. They worship these idols by putting tattoos of these images on their bodies, putting statues on the dashboard of their cars and wearing gold chains with these false images as pendants. Also in their homes they make altars with the pictures of these images in the center with different color candles around it. “Let him alone” means when you show a Puerto Rican that Christ is a black-man and they don’t want to accept it just leave him alone.</text:span></text:p>
      <text:p text:style-name="P2"><text:span text:style-name="T2">Hosea 8:11, “Because Ephraim hath made many altars to sin, altars shall be unto him a sin.”</text:span></text:p>
      <text:p text:style-name="P2"><text:span text:style-name="T2">Verse 12, 7 have written to him the great things of my law. But they were counted as a strange thing.”</text:span></text:p>
      <text:p text:style-name="P2"><text:span text:style-name="T2">“Ephraim (Puerto Ricans) hath made many alters to sin” means that when they make these altars and worship these false images they commit sin by breaking the first and second commandment of the Most High, “Thou shalt have no other gods before me” and “Thou shalt not make unto thee any graven image nor serve them.” The many altars that the Puerto Ricans keep in their homes have become a sin unto them and they will not see the Kingdom of Heaven if they do not repent and cast away these powerless idols. The Heavenly Father tells us that he wrote unto Ephraim the many great things of his law but Ephraim thought the laws of the Most High to be strange because of the lies taught to them by the white-man. And it is because of these lies that the Puerto Ricans think it strange that the Bible is their history; that they are the tribe of Ephraim and the Cubans are the tribe of Manessah . Hosea 8:12 7 have written to him the great things of my law, but they were counted as a strange thing.”</text:span></text:p>
      <text:p text:style-name="P2"><text:span text:style-name="T2">Does the Bible prophecy about the rich and pleasant island that Ephraim would get when they migrated to the “New World”? Yes!</text:span></text:p>
      <text:p text:style-name="P2"><text:span text:style-name="T2">Hosea 12:8 “And Ephraim said, yet I am become rich I have found me out substance…” Ephraim said 7 am become rich” because of all the riches that was on the island, that’s why the Spaniards named the island rich port (Puerto Rico). Substance meaning wealth.</text:span></text:p>
      <text:p text:style-name="P2"><text:span text:style-name="T2">Hosea 9:13, “Ephraim as I saw Tyrus is planted in a pleasant place…”</text:span></text:p>
      <text:p text:style-name="P2"><text:span text:style-name="T2">Tyrus was a rich seaport city in ancient times. So the Most high said he saw Ephraim planted in a pleasant place. The pleasant (beautiful) place that the so-called Puerto Ricans (Ephraim) are living in is Boriquen or Puerto Rico which was full of gold, silver and precious stones.</text:span></text:p>
      <text:p text:style-name="P2"><text:span text:style-name="T2">Does the Bible prophecy about the coming of the Spaniards to the island of Boriquen and what occurred when they got there. Yes!</text:span></text:p>
      <text:p text:style-name="P2"><text:span text:style-name="T2">Hosea 13:15-16, “Though he be fruitful among his brethren…” Ephraim (Puerto Ricans) was fruitful among his brethren in having many children which was and is a blessing from the Most High.</text:span></text:p>
      <text:p text:style-name="P2"><text:span text:style-name="T2">Verse 15 continues, “…an east wind shall come, the wind of the Lord shall come up from the wilderness…” The east wind that came was the Conquistadors (so-called white-man) coming from the east (Spain). They were the east wind of the Lord because he caused them to come against the so-called Puerto Ricans. Why? Read</text:span></text:p>
      <text:p text:style-name="P2"><text:span text:style-name="T2">Deuteronomy 28:47-50</text:span></text:p>
      <text:p text:style-name="P2"><text:span text:style-name="T2">Verse 15 continues, “his spring shall become dry, and his fountain shall be dried up: he shall spoil the treasure of pleasant vessels.”</text:span></text:p>
      <text:p text:style-name="P2"><text:span text:style-name="T2">This is talking about when the Spaniards reached Puerto Rico and Cuba and started looting all the gold, silver, diamonds and rubies that the Boriqua Indians had in the form of jewelry, plates and cups.</text:span></text:p>
      <text:p text:style-name="P2"><text:span text:style-name="T2">Verse 16, “Samaria shall become desolate: for she hath rebelled against her God:”</text:span></text:p>
      <text:p text:style-name="P2"><text:span text:style-name="T2">Samaria is making reference to the tribe of Ephraim (so-called Puerto Ricans). The city of Samaria belonged to Ephraim. Ephraim became desolate when they were destroyed by the Spaniards because they went away from the laws of the Heavenly Father.</text:span></text:p>
      <text:p text:style-name="P2"><text:span text:style-name="T2">Verse 16 continues, “. . . They shall fall by the sword: their infants shall be dashed in pieces and their women with child shall be ripped up. ”</text:span></text:p>
      <text:p text:style-name="P2"><text:span text:style-name="T2">These things happened to the so-called Puerto Ricans and Cubans when the Spaniards invaded them. The white man would grab the babies of the Boriqua and Cuban Indians by the legs and dash them against trees and rocks, then let the dogs eat the babies. The pregnant women were ripped open with the swords and had their children ripped out of their stomach and thrown to the ground. They would then stomp the babies’ skull, crushing it and leaving it lifeless where it lay. Who did this? The white man who called himself Spanish.</text:span></text:p>
      <text:p text:style-name="P2"><text:span text:style-name="T2">The following is pictorial proof of what was read in Hosea 13:16. It is found in a book titled “American Holocaust” pages 148-149</text:span></text:p>
      <text:p text:style-name="P2"><text:span text:style-name="T2">‘‘[The Spaniards] took babies from their mothers’ breasts, grabbing them by the feet and smashing their heads against rocks…”</text:span></text:p>
      <text:p text:style-name="P2"><text:span text:style-name="T2">Hosea 4:6. “My people are destroyed for lack of knowledge…”</text:span></text:p>
      <text:p text:style-name="P2"><text:soft-page-break/><text:span text:style-name="T2">The Puerto Ricans and all the rest of the Tribes of Israel are destroyed because they don’t know their true history, culture, language, laws, their God and Savior which is all found in the Holy Bible</text:span></text:p>
      <text:p text:style-name="P2"><text:span text:style-name="T2">References</text:span></text:p>
      <text:list xml:id="list1103635169" text:style-name="WWNum1">
        <text:list-item>
          <text:p text:style-name="P3"><text:span text:style-name="T2">“Everything You Need To Know About Latino History”, by Himilce Novas pg.146</text:span></text:p>
        </text:list-item>
        <text:list-item>
          <text:p text:style-name="P3"><text:span text:style-name="T2">“Everything You Need To Know About Latino History” by Himilce Novas pg.145</text:span></text:p>
        </text:list-item>
        <text:list-item>
          <text:p text:style-name="P3"><text:span text:style-name="T2">Latin Dictionary</text:span></text:p>
        </text:list-item>
        <text:list-item>
          <text:p text:style-name="P3"><text:span text:style-name="T2">Compact Bible Dictionary</text:span></text:p>
        </text:list-item>
        <text:list-item>
          <text:p text:style-name="P3"><text:span text:style-name="T2">‘ American Holocaust”, by David E. Stannard pg.49</text:span></text:p>
        </text:list-item>
        <text:list-item>
          <text:p text:style-name="P3"><text:span text:style-name="T2">“Everything you need to know About Latino History”, by Himilce Novas pg.149 7 “500 Nations”, by Alvin M. Joseph Jr. pg.135</text:span></text:p>
        </text:list-item>
        <text:list-item>
          <text:p text:style-name="P3"><text:span text:style-name="T2">“Everything You Need To Know About Latino History” by Himilce Novas pg.143</text:span></text:p>
        </text:list-item>
        <text:list-item>
          <text:p text:style-name="P3"><text:span text:style-name="T2">Compact Bible Dictionary</text:span></text:p>
        </text:list-item>
        <text:list-item>
          <text:p text:style-name="P3"><text:span text:style-name="T2">“The Borgias” by Marion Johnson pg.172 &amp;173</text:span></text:p>
        </text:list-item>
        <text:list-item>
          <text:p text:style-name="P3"><text:span text:style-name="T2">“Hidden Pyramid found in Jayuya Puerto Rico1</text:span></text:p>
        </text:list-item>
      </text:list>
      <text:p text:style-name="P2"><text:span text:style-name="T2">SHAL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d4543"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90" meta:word-count="3732" meta:character-count="21031" meta:non-whitespace-character-count="17398"/>
    <meta:generator>LibreOfficeDev/6.0.5.2$Linux_X86_64 LibreOffice_project/</meta:generator>
  </office:meta>
</office:document-meta>
</file>